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T64" style:family="text">
      <style:text-properties officeooo:rsid="003c9ce6"/>
    </style:style>
    <style:style style:name="T65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span text:style-name="T64"><text:text-input text:description="&lt;if test=&quot;not line.product_id.other_sale_description&quot;&gt;">if</text:text-input></text:span><text:span text:style-name="T64"><text:placeholder text:placeholder-type="text">&lt;line.name[0:108]&gt;</text:placeholder></text:span><text:span text:style-name="T65"><text:text-input text:description="&lt;/if&gt;">/if</text:text-input></text:span><text:span text:style-name="T65"><text:text-input text:description="&lt;if test=&quot;line.product_id.other_sale_description&quot;&gt;">if</text:text-input></text:span><text:span text:style-name="T65"><text:text-input text:description="&lt;line.product_id.other_sale_description&gt;">9788426574091</text:text-input></text:span><text:span text:style-name="T65"><text:text-input text:description="&lt;/if&gt;">if</text:text-input></text:span></text:p>
          </table:table-cell>
          <table:table-cell table:style-name="Tabla4.A2" office:value-type="string">
            <text:p text:style-name="P66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3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3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4">CAE: </text:span><text:span text:style-name="MT54"><text:placeholder text:placeholder-type="text">&lt;o.afip_cae&gt;</text:placeholder></text:span><text:span text:style-name="MT54"> - Fecha Vto. CAE: </text:span><text:span text:style-name="MT5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4T12:42:13.951949981</dc:date>
    <meta:editing-duration>P2DT2H14M9S</meta:editing-duration>
    <meta:editing-cycles>338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50" meta:character-count="1833" meta:non-whitespace-character-count="1744"/>
  </office:meta>
</office:document-meta>
</file>